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984" calcext:value-type="float">
            <text:p>71.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8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712" calcext:value-type="float">
            <text:p>72.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422" calcext:value-type="float">
            <text:p>70.94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8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8264" calcext:value-type="float">
            <text:p>72.97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5984" calcext:value-type="float">
            <text:p>62.35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79712" calcext:value-type="float">
            <text:p>60.1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8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7896" calcext:value-type="float">
            <text:p>60.12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03056" calcext:value-type="float">
            <text:p>59.50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6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5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885</text:p>
          </table:table-cell>
          <table:table-cell office:value-type="string" calcext:value-type="string">
            <text:p>198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